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4-03-29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9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1498461538" calcext:value-type="float">
            <text:p>34.463149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7452" calcext:value-type="float">
            <text:p>34.47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7612903226" calcext:value-type="float">
            <text:p>33.424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452775" calcext:value-type="float">
            <text:p>31.65452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6172903226" calcext:value-type="float">
            <text:p>30.74861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11865" calcext:value-type="float">
            <text:p>31.5911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85712" calcext:value-type="float">
            <text:p>32.40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02585" calcext:value-type="float">
            <text:p>33.3102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03065714286" calcext:value-type="float">
            <text:p>34.13030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60876521739" calcext:value-type="float">
            <text:p>33.6660876521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1313548387" calcext:value-type="float">
            <text:p>31.19913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48593548387" calcext:value-type="float">
            <text:p>29.7848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76425" calcext:value-type="float">
            <text:p>30.87976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13288" calcext:value-type="float">
            <text:p>31.56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363904" calcext:value-type="float">
            <text:p>33.413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49821935484" calcext:value-type="float">
            <text:p>32.68498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9696" calcext:value-type="float">
            <text:p>30.31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2425" calcext:value-type="float">
            <text:p>30.832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45997142857" calcext:value-type="float">
            <text:p>32.77459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23" calcext:value-type="float">
            <text:p>33.84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44731428571" calcext:value-type="float">
            <text:p>34.37447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4458" calcext:value-type="float">
            <text:p>34.144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65825" calcext:value-type="float">
            <text:p>32.31765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1432" calcext:value-type="float">
            <text:p>30.7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3563636364" calcext:value-type="float">
            <text:p>30.68735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79034285714" calcext:value-type="float">
            <text:p>31.55790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200175" calcext:value-type="float">
            <text:p>33.54200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3245" calcext:value-type="float">
            <text:p>34.2193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4168" calcext:value-type="float">
            <text:p>34.3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12172903226" calcext:value-type="float">
            <text:p>32.50121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90025" calcext:value-type="float">
            <text:p>30.1190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06967741935" calcext:value-type="float">
            <text:p>28.6806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6875" calcext:value-type="float">
            <text:p>28.741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47117241379" calcext:value-type="float">
            <text:p>28.76471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88215" calcext:value-type="float">
            <text:p>31.7188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02868571429" calcext:value-type="float">
            <text:p>34.19028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5968" calcext:value-type="float">
            <text:p>33.45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8299354839" calcext:value-type="float">
            <text:p>30.87682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13755" calcext:value-type="float">
            <text:p>28.53137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9056" calcext:value-type="float">
            <text:p>26.2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938125" calcext:value-type="float">
            <text:p>25.52938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78791428571" calcext:value-type="float">
            <text:p>28.09787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3386" calcext:value-type="float">
            <text:p>31.663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363" calcext:value-type="float">
            <text:p>33.384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71992727273" calcext:value-type="float">
            <text:p>34.187199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88765714286" calcext:value-type="float">
            <text:p>34.11887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42941935484" calcext:value-type="float">
            <text:p>32.5142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80064" calcext:value-type="float">
            <text:p>29.05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8373333333" calcext:value-type="float">
            <text:p>24.90283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88471724138" calcext:value-type="float">
            <text:p>26.458847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7496774194" calcext:value-type="float">
            <text:p>29.2637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8838" calcext:value-type="float">
            <text:p>31.08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69336" calcext:value-type="float">
            <text:p>32.05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88135" calcext:value-type="float">
            <text:p>33.1788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1748" calcext:value-type="float">
            <text:p>34.0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5878" calcext:value-type="float">
            <text:p>34.075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5199" calcext:value-type="float">
            <text:p>33.215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22952258064" calcext:value-type="float">
            <text:p>31.072295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5646451613" calcext:value-type="float">
            <text:p>27.32856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6279483871" calcext:value-type="float">
            <text:p>23.91627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8106" calcext:value-type="float">
            <text:p>22.438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3844" calcext:value-type="float">
            <text:p>30.431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1143483871" calcext:value-type="float">
            <text:p>31.59114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63171428571" calcext:value-type="float">
            <text:p>33.1263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74768" calcext:value-type="float">
            <text:p>33.50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80281290323" calcext:value-type="float">
            <text:p>34.04802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0651" calcext:value-type="float">
            <text:p>32.6406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004" calcext:value-type="float">
            <text:p>29.62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371725" calcext:value-type="float">
            <text:p>26.69371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797" calcext:value-type="float">
            <text:p>23.140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26775" calcext:value-type="float">
            <text:p>22.3352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56176551724" calcext:value-type="float">
            <text:p>24.635617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87375483871" calcext:value-type="float">
            <text:p>27.72873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30535" calcext:value-type="float">
            <text:p>29.0030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73433846154" calcext:value-type="float">
            <text:p>30.267343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2925" calcext:value-type="float">
            <text:p>31.6772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98192" calcext:value-type="float">
            <text:p>33.24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994425" calcext:value-type="float">
            <text:p>32.31994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331" calcext:value-type="float">
            <text:p>30.842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11886451613" calcext:value-type="float">
            <text:p>28.5111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4128516129" calcext:value-type="float">
            <text:p>27.35412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21218064516" calcext:value-type="float">
            <text:p>27.20212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80352" calcext:value-type="float">
            <text:p>29.151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10097142857" calcext:value-type="float">
            <text:p>30.72100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5939" calcext:value-type="float">
            <text:p>31.515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40802580645" calcext:value-type="float">
            <text:p>32.47408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14988387097" calcext:value-type="float">
            <text:p>33.72149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4726" calcext:value-type="float">
            <text:p>34.764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38254545454" calcext:value-type="float">
            <text:p>34.763825454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3862857143" calcext:value-type="float">
            <text:p>34.29638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16054193548" calcext:value-type="float">
            <text:p>32.09160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23337142857" calcext:value-type="float">
            <text:p>30.39233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05848" calcext:value-type="float">
            <text:p>30.18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10683636364" calcext:value-type="float">
            <text:p>31.431068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16008571429" calcext:value-type="float">
            <text:p>32.51160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0509090909" calcext:value-type="float">
            <text:p>33.48505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542496" calcext:value-type="float">
            <text:p>34.53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48634285714" calcext:value-type="float">
            <text:p>33.90486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90174545455" calcext:value-type="float">
            <text:p>32.109017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23344" calcext:value-type="float">
            <text:p>29.1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22203636364" calcext:value-type="float">
            <text:p>29.472220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7422857143" calcext:value-type="float">
            <text:p>30.54074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976375" calcext:value-type="float">
            <text:p>32.39976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86415483871" calcext:value-type="float">
            <text:p>33.81864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85944" calcext:value-type="float">
            <text:p>34.77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3371034483" calcext:value-type="float">
            <text:p>33.860337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814375" calcext:value-type="float">
            <text:p>30.8681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9409032258" calcext:value-type="float">
            <text:p>29.02394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879075" calcext:value-type="float">
            <text:p>29.94879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58768" calcext:value-type="float">
            <text:p>30.86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27901935484" calcext:value-type="float">
            <text:p>32.67279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4996129032" calcext:value-type="float">
            <text:p>33.97349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9384" calcext:value-type="float">
            <text:p>34.9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1133913043" calcext:value-type="float">
            <text:p>34.02111339130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9605" calcext:value-type="float">
            <text:p>33.5929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3208" calcext:value-type="float">
            <text:p>31.37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15925" calcext:value-type="float">
            <text:p>28.70615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77744516129" calcext:value-type="float">
            <text:p>25.8977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5146" calcext:value-type="float">
            <text:p>26.69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71423448276" calcext:value-type="float">
            <text:p>27.927142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7633548387" calcext:value-type="float">
            <text:p>28.63576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88951428571" calcext:value-type="float">
            <text:p>29.36889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9896" calcext:value-type="float">
            <text:p>30.34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223675" calcext:value-type="float">
            <text:p>31.61223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1912" calcext:value-type="float">
            <text:p>33.3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4416516129" calcext:value-type="float">
            <text:p>31.94441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60245" calcext:value-type="float">
            <text:p>30.6760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41496" calcext:value-type="float">
            <text:p>28.32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01272258065" calcext:value-type="float">
            <text:p>26.68012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81329032258" calcext:value-type="float">
            <text:p>25.9881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989975" calcext:value-type="float">
            <text:p>26.62989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99711428571" calcext:value-type="float">
            <text:p>27.30997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16578064516" calcext:value-type="float">
            <text:p>28.06165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809425" calcext:value-type="float">
            <text:p>28.94809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8024" calcext:value-type="float">
            <text:p>30.09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38935" calcext:value-type="float">
            <text:p>31.9138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538" calcext:value-type="float">
            <text:p>32.88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71045" calcext:value-type="float">
            <text:p>31.6971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185575" calcext:value-type="float">
            <text:p>31.6118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46736" calcext:value-type="float">
            <text:p>30.48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4926451613" calcext:value-type="float">
            <text:p>30.18149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86988387097" calcext:value-type="float">
            <text:p>30.36869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987575" calcext:value-type="float">
            <text:p>31.00987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75574285714" calcext:value-type="float">
            <text:p>31.83755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17894193548" calcext:value-type="float">
            <text:p>32.8017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463975" calcext:value-type="float">
            <text:p>34.07463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58456" calcext:value-type="float">
            <text:p>35.03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636" calcext:value-type="float">
            <text:p>34.93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226025" calcext:value-type="float">
            <text:p>32.5622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44872" calcext:value-type="float">
            <text:p>29.70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04792727273" calcext:value-type="float">
            <text:p>29.950479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06312727273" calcext:value-type="float">
            <text:p>31.420631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8444" calcext:value-type="float">
            <text:p>32.50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7656" calcext:value-type="float">
            <text:p>34.0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00335483871" calcext:value-type="float">
            <text:p>35.0500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866375" calcext:value-type="float">
            <text:p>35.02866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3992" calcext:value-type="float">
            <text:p>33.44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81125" calcext:value-type="float">
            <text:p>30.6181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58624516129" calcext:value-type="float">
            <text:p>28.12586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765575" calcext:value-type="float">
            <text:p>28.4876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87514285714" calcext:value-type="float">
            <text:p>29.19875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30198709677" calcext:value-type="float">
            <text:p>29.96301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434875" calcext:value-type="float">
            <text:p>30.98434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03870967742" calcext:value-type="float">
            <text:p>34.5603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03633333333" calcext:value-type="float">
            <text:p>35.08036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87643243243" calcext:value-type="float">
            <text:p>34.288764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5091027027" calcext:value-type="float">
            <text:p>33.175091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8053333333" calcext:value-type="float">
            <text:p>31.1238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92514594595" calcext:value-type="float">
            <text:p>28.5892514594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81526666667" calcext:value-type="float">
            <text:p>26.19815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1515789474" calcext:value-type="float">
            <text:p>25.3561515789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11576470588" calcext:value-type="float">
            <text:p>26.071157647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88756756757" calcext:value-type="float">
            <text:p>26.838875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79427027027" calcext:value-type="float">
            <text:p>27.817942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3076" calcext:value-type="float">
            <text:p>29.18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56596756757" calcext:value-type="float">
            <text:p>30.825659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08506666667" calcext:value-type="float">
            <text:p>31.02085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60955675676" calcext:value-type="float">
            <text:p>30.256095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7111351351" calcext:value-type="float">
            <text:p>28.858711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8742" calcext:value-type="float">
            <text:p>27.018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34283243243" calcext:value-type="float">
            <text:p>25.123428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82335135135" calcext:value-type="float">
            <text:p>24.378233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7608421053" calcext:value-type="float">
            <text:p>24.856760842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42122352941" calcext:value-type="float">
            <text:p>25.5442122352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04542702703" calcext:value-type="float">
            <text:p>26.350454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71037837838" calcext:value-type="float">
            <text:p>27.387103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30826666667" calcext:value-type="float">
            <text:p>28.81308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01909189189" calcext:value-type="float">
            <text:p>31.060190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3604" calcext:value-type="float">
            <text:p>31.88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8772972973" calcext:value-type="float">
            <text:p>31.26877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31286486486" calcext:value-type="float">
            <text:p>29.5631286486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03093333333" calcext:value-type="float">
            <text:p>27.79030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87217297297" calcext:value-type="float">
            <text:p>24.968721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073333333" calcext:value-type="float">
            <text:p>22.94830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91075789474" calcext:value-type="float">
            <text:p>23.0991075789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64137142857" calcext:value-type="float">
            <text:p>23.66641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88281081081" calcext:value-type="float">
            <text:p>24.3988281081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23541621622" calcext:value-type="float">
            <text:p>25.302354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2492" calcext:value-type="float">
            <text:p>26.54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068972973" calcext:value-type="float">
            <text:p>28.303068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65266666667" calcext:value-type="float">
            <text:p>28.93652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7388972973" calcext:value-type="float">
            <text:p>28.577388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95042162162" calcext:value-type="float">
            <text:p>27.769504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8886666667" calcext:value-type="float">
            <text:p>25.60988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82732972973" calcext:value-type="float">
            <text:p>22.678273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90966666667" calcext:value-type="float">
            <text:p>21.55909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2553513513" calcext:value-type="float">
            <text:p>22.6582553513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11651891892" calcext:value-type="float">
            <text:p>23.471165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54169411765" calcext:value-type="float">
            <text:p>24.4254169411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806" calcext:value-type="float">
            <text:p>18.76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1416" calcext:value-type="float">
            <text:p>18.4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71398709677" calcext:value-type="float">
            <text:p>17.20713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5206666667" calcext:value-type="float">
            <text:p>15.68052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32845405405" calcext:value-type="float">
            <text:p>15.323284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35673333333" calcext:value-type="float">
            <text:p>15.50356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4657297297" calcext:value-type="float">
            <text:p>15.681465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58445714286" calcext:value-type="float">
            <text:p>15.95584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9718918919" calcext:value-type="float">
            <text:p>16.291971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8949090909" calcext:value-type="float">
            <text:p>16.615894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3204" calcext:value-type="float">
            <text:p>17.25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93769411765" calcext:value-type="float">
            <text:p>18.0093769411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2584" calcext:value-type="float">
            <text:p>19.13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8062702703" calcext:value-type="float">
            <text:p>18.879806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30073043478" calcext:value-type="float">
            <text:p>18.3630073043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15621052632" calcext:value-type="float">
            <text:p>17.511562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34861538462" calcext:value-type="float">
            <text:p>15.583486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3933333333" calcext:value-type="float">
            <text:p>15.1273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25251891892" calcext:value-type="float">
            <text:p>15.302525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8064" calcext:value-type="float">
            <text:p>15.4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72538378378" calcext:value-type="float">
            <text:p>15.757253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47865945946" calcext:value-type="float">
            <text:p>16.034786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43533333333" calcext:value-type="float">
            <text:p>16.2043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55138181818" calcext:value-type="float">
            <text:p>16.545513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80713333333" calcext:value-type="float">
            <text:p>17.75807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474375" calcext:value-type="float">
            <text:p>18.9047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4064864865" calcext:value-type="float">
            <text:p>18.461406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158" calcext:value-type="float">
            <text:p>17.266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6871351351" calcext:value-type="float">
            <text:p>15.712687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87553333333" calcext:value-type="float">
            <text:p>14.84875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0356" calcext:value-type="float">
            <text:p>15.04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404" calcext:value-type="float">
            <text:p>15.29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7501176471" calcext:value-type="float">
            <text:p>15.63875011764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23796756757" calcext:value-type="float">
            <text:p>16.012379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11566666667" calcext:value-type="float">
            <text:p>16.45115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23459459459" calcext:value-type="float">
            <text:p>17.1223459459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43106666667" calcext:value-type="float">
            <text:p>18.06431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7491027027" calcext:value-type="float">
            <text:p>18.087491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7742702703" calcext:value-type="float">
            <text:p>17.480774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896" calcext:value-type="float">
            <text:p>15.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98408648649" calcext:value-type="float">
            <text:p>14.419840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1068" calcext:value-type="float">
            <text:p>14.64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0737297297" calcext:value-type="float">
            <text:p>14.831073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3465882353" calcext:value-type="float">
            <text:p>15.1443465882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5372972973" calcext:value-type="float">
            <text:p>15.49537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0168648649" calcext:value-type="float">
            <text:p>15.828016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8313333333" calcext:value-type="float">
            <text:p>16.21883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5552432432" calcext:value-type="float">
            <text:p>16.809555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68293333333" calcext:value-type="float">
            <text:p>17.72682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1904864865" calcext:value-type="float">
            <text:p>17.495190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0378378378" calcext:value-type="float">
            <text:p>17.839037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82026666667" calcext:value-type="float">
            <text:p>16.43820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1004" calcext:value-type="float">
            <text:p>14.89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5935135135" calcext:value-type="float">
            <text:p>15.066593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2916571429" calcext:value-type="float">
            <text:p>15.4072916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35468108108" calcext:value-type="float">
            <text:p>15.753546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4657297297" calcext:value-type="float">
            <text:p>16.062465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4026666667" calcext:value-type="float">
            <text:p>16.51440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252972973" calcext:value-type="float">
            <text:p>17.20225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4226" calcext:value-type="float">
            <text:p>18.06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5807567568" calcext:value-type="float">
            <text:p>17.04458075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59424864865" calcext:value-type="float">
            <text:p>17.415942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901" calcext:value-type="float">
            <text:p>17.479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46069189189" calcext:value-type="float">
            <text:p>17.624606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5566666667" calcext:value-type="float">
            <text:p>17.87355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68108108108" calcext:value-type="float">
            <text:p>18.246810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7614117647" calcext:value-type="float">
            <text:p>18.8667614117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8998918919" calcext:value-type="float">
            <text:p>19.525899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89312432432" calcext:value-type="float">
            <text:p>20.198931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2206" calcext:value-type="float">
            <text:p>20.952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92678918919" calcext:value-type="float">
            <text:p>22.089267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83713333333" calcext:value-type="float">
            <text:p>23.96837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6845405405" calcext:value-type="float">
            <text:p>23.857684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4488648649" calcext:value-type="float">
            <text:p>23.094448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34603243243" calcext:value-type="float">
            <text:p>19.283460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942" calcext:value-type="float">
            <text:p>18.839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28825263158" calcext:value-type="float">
            <text:p>19.172882526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20378823529" calcext:value-type="float">
            <text:p>19.6220378823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056216216" calcext:value-type="float">
            <text:p>20.058805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36957837838" calcext:value-type="float">
            <text:p>20.693695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834" calcext:value-type="float">
            <text:p>21.531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38285405405" calcext:value-type="float">
            <text:p>22.723828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2108" calcext:value-type="float">
            <text:p>24.23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48784864865" calcext:value-type="float">
            <text:p>24.904878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19323243243" calcext:value-type="float">
            <text:p>23.821932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289" calcext:value-type="float">
            <text:p>21.85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90812972973" calcext:value-type="float">
            <text:p>19.999081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292704" calcext:value-type="float">
            <text:p>18.572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67715555556" calcext:value-type="float">
            <text:p>18.816771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9109677419" calcext:value-type="float">
            <text:p>19.7879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24237837838" calcext:value-type="float">
            <text:p>20.422423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27546666667" calcext:value-type="float">
            <text:p>21.3627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64431578947" calcext:value-type="float">
            <text:p>22.876443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762" calcext:value-type="float">
            <text:p>24.003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48083478261" calcext:value-type="float">
            <text:p>23.7948083478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49053333333" calcext:value-type="float">
            <text:p>22.1449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18244705882" calcext:value-type="float">
            <text:p>21.1418244705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99561081081" calcext:value-type="float">
            <text:p>20.4699561081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21666206897" calcext:value-type="float">
            <text:p>20.672166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0156" calcext:value-type="float">
            <text:p>21.06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34068571429" calcext:value-type="float">
            <text:p>21.05340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31641290323" calcext:value-type="float">
            <text:p>22.56316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85564444444" calcext:value-type="float">
            <text:p>23.558556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6382857143" calcext:value-type="float">
            <text:p>25.13663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2841081081" calcext:value-type="float">
            <text:p>26.9042841081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12008" calcext:value-type="float">
            <text:p>26.98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556" calcext:value-type="float">
            <text:p>26.29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9608" calcext:value-type="float">
            <text:p>23.2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9344" calcext:value-type="float">
            <text:p>23.1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116" calcext:value-type="float">
            <text:p>23.66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284" calcext:value-type="float">
            <text:p>24.24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5604" calcext:value-type="float">
            <text:p>25.02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30276923077" calcext:value-type="float">
            <text:p>25.983027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896" calcext:value-type="float">
            <text:p>27.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6496" calcext:value-type="float">
            <text:p>29.65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12836363636" calcext:value-type="float">
            <text:p>24.47128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6404" calcext:value-type="float">
            <text:p>19.99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212" calcext:value-type="float">
            <text:p>16.55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306" calcext:value-type="float">
            <text:p>20.67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42" calcext:value-type="float">
            <text:p>20.50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5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4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6924" calcext:value-type="float">
            <text:p>16.53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451" calcext:value-type="float">
            <text:p>17.03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0478" calcext:value-type="float">
            <text:p>17.540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7644" calcext:value-type="float">
            <text:p>18.48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2" calcext:value-type="float">
            <text:p>18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9692" calcext:value-type="float">
            <text:p>18.10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3964" calcext:value-type="float">
            <text:p>15.71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1492" calcext:value-type="float">
            <text:p>17.27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284" calcext:value-type="float">
            <text:p>17.6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0168" calcext:value-type="float">
            <text:p>17.6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15" calcext:value-type="float">
            <text:p>16.82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5808" calcext:value-type="float">
            <text:p>15.7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5168" calcext:value-type="float">
            <text:p>15.6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0372" calcext:value-type="float">
            <text:p>15.93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5588" calcext:value-type="float">
            <text:p>16.51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6864" calcext:value-type="float">
            <text:p>18.5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8536" calcext:value-type="float">
            <text:p>18.2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5644" calcext:value-type="float">
            <text:p>17.72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9764" calcext:value-type="float">
            <text:p>16.39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8492" calcext:value-type="float">
            <text:p>16.12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7688" calcext:value-type="float">
            <text:p>16.8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2113063601</text:p>
          </table:table-cell>
          <table:table-cell office:value-type="string" calcext:value-type="string">
            <text:p>193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81" meta:object-count="0"/>
    <meta:user-defined meta:name="AppVersion">3.0</meta:user-defined>
  </office:meta>
</office:document-meta>
</file>